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02cm"/>
    </style:style>
    <style:style style:name="gr2" style:family="graphic" style:parent-style-name="standard">
      <style:graphic-properties draw:textarea-horizontal-align="justify" draw:textarea-vertical-align="middle" draw:auto-grow-height="false" fo:min-height="7.878cm" fo:min-width="4.834cm"/>
    </style:style>
    <style:style style:name="gr3" style:family="graphic" style:parent-style-name="standard">
      <style:graphic-properties draw:textarea-horizontal-align="justify" draw:textarea-vertical-align="middle" draw:auto-grow-height="false" fo:min-height="7.751cm" fo:min-width="5.215cm"/>
    </style:style>
    <style:style style:name="gr4" style:family="graphic" style:parent-style-name="standard">
      <style:graphic-properties draw:textarea-horizontal-align="justify" draw:textarea-vertical-align="middle" draw:auto-grow-height="false" fo:min-height="7.624cm" fo:min-width="4.834cm"/>
    </style:style>
    <style:style style:name="gr5" style:family="graphic" style:parent-style-name="standard">
      <style:graphic-properties draw:fill="solid" draw:fill-color="#999999" draw:textarea-horizontal-align="justify" draw:textarea-vertical-align="middle" draw:auto-grow-height="false" fo:min-height="1.909cm" fo:min-width="17.534cm"/>
    </style:style>
    <style:style style:name="gr6" style:family="graphic" style:parent-style-name="standard">
      <style:graphic-properties draw:stroke="none" svg:stroke-color="#000000" draw:fill="none" draw:fill-color="#ffffff" fo:min-height="3.052cm"/>
    </style:style>
    <style:style style:name="gr7" style:family="graphic" style:parent-style-name="standard">
      <style:graphic-properties draw:fill="solid" draw:fill-color="#cfe7f5" draw:textarea-horizontal-align="justify" draw:textarea-vertical-align="middle" draw:auto-grow-height="false" fo:min-height="1.909cm" fo:min-width="17.534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10" style:family="graphic" style:parent-style-name="standard">
      <style:graphic-properties draw:fill="solid" draw:fill-color="#ccffff" draw:textarea-horizontal-align="justify" draw:textarea-vertical-align="middle" draw:auto-grow-height="false" fo:min-height="1.909cm" fo:min-width="6.739cm"/>
    </style:style>
    <style:style style:name="P1" style:family="paragraph">
      <style:paragraph-properties fo:text-align="center"/>
      <style:text-properties fo:font-size="20pt" style:font-size-asian="20pt" style:font-size-complex="20pt"/>
    </style:style>
    <style:style style:name="P2" style:family="paragraph">
      <style:paragraph-properties fo:text-align="center"/>
    </style:style>
    <style:style style:name="T1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6.002cm" svg:height="1.27cm" svg:x="2.397cm" svg:y="2.143cm">
          <draw:text-box>
            <text:p text:style-name="P1"><text:span text:style-name="T1">Architecture: Configuration &amp; Deployment</text:span></text:p>
          </draw:text-box>
        </draw:frame>
        <draw:custom-shape draw:style-name="gr2" draw:text-style-name="P2" draw:layer="layout" svg:width="5.334cm" svg:height="8.128cm" svg:x="2.048cm" svg:y="12.938cm">
          <text:p text:style-name="P2">Deployment node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5.715cm" svg:height="8.001cm" svg:x="8.398cm" svg:y="12.938cm">
          <text:p text:style-name="P2">Configuration node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5.334cm" svg:height="7.874cm" svg:x="14.748cm" svg:y="13.065cm">
          <text:p text:style-name="P2">Monitor node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8.034cm" svg:height="2.159cm" svg:x="2.048cm" svg:y="20.939cm">
          <text:p text:style-name="P2">Container manager (Linux Docker / Solaris Zones / BSD Jails)</text:p>
          <draw:enhanced-geometry svg:viewBox="0 0 21600 21600" draw:type="rectangle" draw:enhanced-path="M 0 0 L 21600 0 21600 21600 0 21600 0 0 Z N"/>
        </draw:custom-shape>
        <draw:frame draw:style-name="gr6" draw:layer="layout" svg:width="5.461cm" svg:height="3.302cm" svg:x="2.048cm" svg:y="13.192cm">
          <draw:text-box>
            <text:list text:style-name="L1">
              <text:list-item>
                <text:p>Deploys JAR</text:p>
              </text:list-item>
              <text:list-item>
                <text:p>Caches JAR</text:p>
              </text:list-item>
              <text:list-item>
                <text:p>Update JAR</text:p>
              </text:list-item>
            </text:list>
          </draw:text-box>
        </draw:frame>
        <draw:frame draw:style-name="gr6" draw:layer="layout" svg:width="6.096cm" svg:height="3.302cm" svg:x="8.398cm" svg:y="13.065cm">
          <draw:text-box>
            <text:list text:style-name="L1">
              <text:list-item>
                <text:p>Stores config's</text:p>
              </text:list-item>
              <text:list-item>
                <text:p>Provides config's</text:p>
              </text:list-item>
              <text:list-item>
                <text:p>Update config's</text:p>
              </text:list-item>
            </text:list>
          </draw:text-box>
        </draw:frame>
        <draw:frame draw:style-name="gr6" draw:layer="layout" svg:width="5.842cm" svg:height="3.302cm" svg:x="14.748cm" svg:y="13.065cm">
          <draw:text-box>
            <text:list text:style-name="L1">
              <text:list-item>
                <text:p>Register nodes</text:p>
              </text:list-item>
              <text:list-item>
                <text:p>Control nodes</text:p>
              </text:list-item>
              <text:list-item>
                <text:p>Group of nodes</text:p>
              </text:list-item>
            </text:list>
          </draw:text-box>
        </draw:frame>
        <draw:custom-shape draw:style-name="gr7" draw:text-style-name="P2" draw:layer="layout" svg:width="18.034cm" svg:height="2.159cm" svg:x="1.921cm" svg:y="9.763cm">
          <text:p text:style-name="P2">Provisioning (Consolidate REST services)</text:p>
          <text:p text:style-name="P2"/>
          <draw:enhanced-geometry svg:viewBox="0 0 21600 21600" draw:type="rectangle" draw:enhanced-path="M 0 0 L 21600 0 21600 21600 0 21600 0 0 Z N"/>
        </draw:custom-shape>
        <draw:line draw:style-name="gr8" draw:text-style-name="P2" draw:layer="layout" svg:x1="7.636cm" svg:y1="11.541cm" svg:x2="4.461cm" svg:y2="12.938cm">
          <text:p/>
        </draw:line>
        <draw:line draw:style-name="gr8" draw:text-style-name="P2" draw:layer="layout" svg:x1="11.319cm" svg:y1="11.541cm" svg:x2="11.319cm" svg:y2="13.065cm">
          <text:p/>
        </draw:line>
        <draw:line draw:style-name="gr8" draw:text-style-name="P2" draw:layer="layout" svg:x1="15.383cm" svg:y1="11.414cm" svg:x2="17.288cm" svg:y2="13.192cm">
          <text:p/>
        </draw:line>
        <draw:line draw:style-name="gr9" draw:text-style-name="P2" draw:layer="layout" svg:x1="13.065cm" svg:y1="8.366cm" svg:x2="13.065cm" svg:y2="10.144cm">
          <text:p/>
        </draw:line>
        <draw:line draw:style-name="gr9" draw:text-style-name="P2" draw:layer="layout" svg:x1="4.461cm" svg:y1="8.62cm" svg:x2="4.461cm" svg:y2="10.398cm">
          <text:p/>
        </draw:line>
        <draw:custom-shape draw:style-name="gr10" draw:text-style-name="P2" draw:layer="layout" svg:width="7.239cm" svg:height="2.159cm" svg:x="1.889cm" svg:y="6.461cm">
          <text:p text:style-name="P2">WEB GUI</text:p>
          <text:p text:style-name="P2"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7.239cm" svg:height="2.159cm" svg:x="9.636cm" svg:y="6.461cm">
          <text:p text:style-name="P2">Public API</text:p>
          <text:p text:style-name="P2"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rvin Hansen</meta:initial-creator>
    <meta:creation-date>2014-09-29T19:24:56.811407084</meta:creation-date>
    <dc:date>2014-09-29T19:51:35.240082546</dc:date>
    <dc:creator>Marvin Hansen</dc:creator>
    <meta:editing-duration>PT26M35S</meta:editing-duration>
    <meta:editing-cycles>6</meta:editing-cycles>
    <meta:generator>LibreOffice/4.3.1.2$Linux_X86_64 LibreOffice_project/430m0$Build-2</meta:generator>
    <meta:document-statistic meta:object-count="16"/>
  </office:meta>
</office:document-meta>
</file>